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355e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458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1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6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dc23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0" style:family="graphic" style:parent-style-name="standard">
      <style:graphic-properties svg:stroke-color="#c5000b" draw:fill="solid" draw:fill-color="#c5000b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051cm" svg:stroke-color="#ff950e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color="#ff950e" draw:fill="solid" draw:fill-color="#ff950e" draw:textarea-horizontal-align="justify" draw:textarea-vertical-align="middle" draw:auto-grow-height="false"/>
    </style:style>
    <style:style style:name="gr13" style:family="graphic" style:parent-style-name="standard">
      <style:graphic-properties draw:stroke="dash" draw:stroke-dash="Dashed_20__28_var_29_"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draw:stroke="solid" draw:stroke-dash="Dashed_20__28_var_29_"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04cm" fo:min-width="0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style:font-size-asian="6pt" style:font-size-complex="6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4pt" style:font-size-asian="4pt" style:font-size-complex="4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9.398cm" svg:height="6.604cm" draw:transform="rotate (1.5707963267949) translate (11.403cm 17.0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8cm" svg:height="0.231cm" draw:transform="rotate (1.5704472609445) translate (11.723cm 16.6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7cm" svg:height="0.231cm" draw:transform="rotate (1.5704472609445) translate (11.724cm 16.22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7cm" svg:height="0.231cm" draw:transform="rotate (1.5704472609445) translate (11.724cm 15.3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7cm" svg:height="0.231cm" draw:transform="rotate (1.5704472609445) translate (11.724cm 15.7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6cm" svg:height="0.231cm" draw:transform="rotate (1.5704472609445) translate (11.724cm 14.9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6cm" svg:height="0.231cm" draw:transform="rotate (1.5704472609445) translate (11.724cm 14.4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8cm" svg:height="0.231cm" draw:transform="rotate (1.5704472609445) translate (11.724cm 13.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7cm" svg:height="0.231cm" draw:transform="rotate (1.5704472609445) translate (11.725cm 14.0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8cm" svg:height="0.231cm" draw:transform="rotate (1.5704472609445) translate (11.725cm 13.1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8cm" svg:height="0.231cm" draw:transform="rotate (1.5704472609445) translate (11.725cm 12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6cm" svg:height="0.231cm" draw:transform="rotate (1.5704472609445) translate (11.725cm 11.88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7cm" svg:height="0.231cm" draw:transform="rotate (1.5704472609445) translate (11.725cm 12.3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6cm" svg:height="0.231cm" draw:transform="rotate (1.5704472609445) translate (11.725cm 11.4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16cm" svg:height="0.231cm" draw:transform="rotate (1.5704472609445) translate (11.725cm 11.0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18cm" svg:height="0.231cm" draw:transform="rotate (1.5704472609445) translate (11.726cm 10.14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17cm" svg:height="0.231cm" draw:transform="rotate (1.5704472609445) translate (11.725cm 10.5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8cm" svg:height="0.232cm" draw:transform="rotate (1.5704472609445) translate (12.186cm 16.6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7cm" svg:height="0.232cm" draw:transform="rotate (1.5704472609445) translate (12.187cm 16.22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7cm" svg:height="0.232cm" draw:transform="rotate (1.5704472609445) translate (12.187cm 15.3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7cm" svg:height="0.232cm" draw:transform="rotate (1.5704472609445) translate (12.187cm 15.7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6cm" svg:height="0.232cm" draw:transform="rotate (1.5704472609445) translate (12.187cm 14.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6cm" svg:height="0.232cm" draw:transform="rotate (1.5704472609445) translate (12.187cm 14.4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8cm" svg:height="0.232cm" draw:transform="rotate (1.5704472609445) translate (12.187cm 13.6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7cm" svg:height="0.232cm" draw:transform="rotate (1.5704472609445) translate (12.188cm 14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8cm" svg:height="0.232cm" draw:transform="rotate (1.5704472609445) translate (12.188cm 13.1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8cm" svg:height="0.232cm" draw:transform="rotate (1.5704472609445) translate (12.187cm 12.7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6cm" svg:height="0.232cm" draw:transform="rotate (1.5704472609445) translate (12.188cm 11.88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7cm" svg:height="0.232cm" draw:transform="rotate (1.5704472609445) translate (12.188cm 12.3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16cm" svg:height="0.232cm" draw:transform="rotate (1.5704472609445) translate (12.188cm 11.4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16cm" svg:height="0.232cm" draw:transform="rotate (1.5704472609445) translate (12.188cm 11.01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18cm" svg:height="0.232cm" draw:transform="rotate (1.5704472609445) translate (12.189cm 10.14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17cm" svg:height="0.232cm" draw:transform="rotate (1.5704472609445) translate (12.188cm 10.5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18cm" svg:height="0.231cm" draw:transform="rotate (1.5704472609445) translate (11.725cm 9.7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16cm" svg:height="0.231cm" draw:transform="rotate (1.5704472609445) translate (11.726cm 8.8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18cm" svg:height="0.231cm" draw:transform="rotate (1.5704472609445) translate (11.726cm 9.2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18cm" svg:height="0.232cm" draw:transform="rotate (1.5704472609445) translate (12.188cm 9.7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16cm" svg:height="0.232cm" draw:transform="rotate (1.5704472609445) translate (12.189cm 8.8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18cm" svg:height="0.232cm" draw:transform="rotate (1.5704472609445) translate (12.189cm 9.2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16cm" svg:height="0.231cm" draw:transform="rotate (1.5704472609445) translate (11.726cm 8.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16cm" svg:height="0.232cm" draw:transform="rotate (1.5704472609445) translate (12.189cm 8.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1.397cm" svg:height="0.493cm" svg:x="10.358cm" svg:y="15.387cm">
          <draw:text-box>
            <text:p text:style-name="P1"><text:span text:style-name="T1">Ground</text:span></text:p>
          </draw:text-box>
        </draw:frame>
        <draw:frame draw:style-name="gr4" draw:text-style-name="P2" draw:layer="layout" svg:width="0.94cm" svg:height="0.493cm" draw:transform="rotate (0.0137881010907552) translate (10.758cm 16.303cm)">
          <draw:text-box>
            <text:p text:style-name="P1"><text:span text:style-name="T1">5V</text:span></text:p>
          </draw:text-box>
        </draw:frame>
        <draw:custom-shape draw:style-name="gr2" draw:text-style-name="P1" draw:layer="layout" svg:width="1.048cm" svg:height="1.27cm" draw:transform="rotate (1.5704472609445) translate (16.982cm 16.54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524cm" svg:height="1.17cm" svg:x="19.812cm" svg:y="16.864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362cm" svg:height="0.493cm" svg:x="16.982cm" svg:y="15.763cm">
          <draw:text-box>
            <text:p text:style-name="P1"><text:span text:style-name="T1">POWER</text:span></text:p>
          </draw:text-box>
        </draw:frame>
        <draw:frame draw:style-name="gr4" draw:text-style-name="P2" draw:layer="layout" svg:width="1.399cm" svg:height="0.493cm" svg:x="10.104cm" svg:y="12.847cm">
          <draw:text-box>
            <text:p text:style-name="P1"><text:span text:style-name="T1">GPIO 24</text:span></text:p>
          </draw:text-box>
        </draw:frame>
        <draw:frame draw:style-name="gr4" draw:text-style-name="P2" draw:layer="layout" svg:width="1.399cm" svg:height="0.493cm" svg:x="18.288cm" svg:y="14.224cm">
          <draw:text-box>
            <text:p text:style-name="P1"><text:span text:style-name="T1">GPIO 18</text:span></text:p>
          </draw:text-box>
        </draw:frame>
        <draw:frame draw:style-name="gr4" draw:text-style-name="P2" draw:layer="layout" svg:width="1.399cm" svg:height="0.493cm" svg:x="10.104cm" svg:y="13.833cm">
          <draw:text-box>
            <text:p text:style-name="P1"><text:span text:style-name="T1">GPIO 17</text:span></text:p>
          </draw:text-box>
        </draw:frame>
        <draw:frame draw:style-name="gr4" draw:text-style-name="P2" draw:layer="layout" svg:width="1.399cm" svg:height="0.493cm" svg:x="10.104cm" svg:y="13.34cm">
          <draw:text-box>
            <text:p text:style-name="P1"><text:span text:style-name="T1">GPIO 22</text:span></text:p>
          </draw:text-box>
        </draw:frame>
        <draw:line draw:style-name="gr6" draw:text-style-name="P1" draw:layer="layout" svg:x1="18.252cm" svg:y1="16.256cm" svg:x2="20.066cm" svg:y2="16.256cm">
          <text:p/>
        </draw:line>
        <draw:line draw:style-name="gr7" draw:text-style-name="P1" draw:layer="layout" svg:x1="18.252cm" svg:y1="15.748cm" svg:x2="21.074cm" svg:y2="15.748cm">
          <text:p/>
        </draw:line>
        <draw:frame draw:style-name="gr4" draw:text-style-name="P2" draw:layer="layout" svg:width="1.397cm" svg:height="0.493cm" svg:x="18.988cm" svg:y="16.371cm">
          <draw:text-box>
            <text:p text:style-name="P1"><text:span text:style-name="T1">Ground</text:span></text:p>
          </draw:text-box>
        </draw:frame>
        <draw:frame draw:style-name="gr4" draw:text-style-name="P2" draw:layer="layout" svg:width="0.94cm" svg:height="0.493cm" draw:transform="rotate (0.0137881010907552) translate (20.974cm 16.371cm)">
          <draw:text-box>
            <text:p text:style-name="P1"><text:span text:style-name="T1">5V</text:span></text:p>
          </draw:text-box>
        </draw:frame>
        <draw:line draw:style-name="gr6" draw:text-style-name="P1" draw:layer="layout" svg:x1="20.066cm" svg:y1="10.668cm" svg:x2="20.066cm" svg:y2="16.864cm">
          <text:p/>
        </draw:line>
        <draw:line draw:style-name="gr7" draw:text-style-name="P1" draw:layer="layout" svg:x1="21.074cm" svg:y1="10.668cm" svg:x2="21.082cm" svg:y2="16.864cm">
          <text:p/>
        </draw:line>
        <draw:custom-shape draw:style-name="gr8" draw:text-style-name="P1" draw:layer="layout" svg:width="1.524cm" svg:height="8.128cm" svg:x="19.812cm" svg:y="4.31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0.254cm" svg:x="19.912cm" svg:y="16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254cm" svg:height="0.254cm" svg:x="20.928cm" svg:y="15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1.828cm" svg:y1="14.624cm" svg:x2="20.574cm" svg:y2="14.624cm">
          <text:p/>
        </draw:line>
        <draw:line draw:style-name="gr11" draw:text-style-name="P1" draw:layer="layout" svg:x1="20.574cm" svg:y1="12.446cm" svg:x2="20.574cm" svg:y2="14.624cm">
          <text:p/>
        </draw:line>
        <draw:line draw:style-name="gr11" draw:text-style-name="P1" draw:layer="layout" svg:x1="11.828cm" svg:y1="14.624cm" svg:x2="11.828cm" svg:y2="14.271cm">
          <text:p/>
        </draw:line>
        <draw:custom-shape draw:style-name="gr12" draw:text-style-name="P1" draw:layer="layout" svg:width="0.254cm" svg:height="0.254cm" svg:x="11.724cm" svg:y="14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54cm" svg:height="0.254cm" svg:x="11.701cm" svg:y="15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6.712cm" svg:y1="16.764cm" svg:x2="11.824cm" svg:y2="16.764cm">
          <text:p/>
        </draw:line>
        <draw:line draw:style-name="gr7" draw:text-style-name="P1" draw:layer="layout" svg:x1="11.938cm" svg:y1="16.51cm" svg:x2="11.824cm" svg:y2="16.716cm">
          <text:p/>
        </draw:line>
        <draw:custom-shape draw:style-name="gr10" draw:text-style-name="P1" draw:layer="layout" svg:width="0.254cm" svg:height="0.254cm" svg:x="11.7cm" svg:y="16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7.058cm" svg:y1="15.749cm" svg:x2="11.82cm" svg:y2="15.79cm">
          <text:p/>
        </draw:line>
        <draw:line draw:style-name="gr6" draw:text-style-name="P1" draw:layer="layout" svg:x1="7.058cm" svg:y1="15.749cm" svg:x2="7.058cm" svg:y2="12.446cm">
          <text:p/>
        </draw:line>
        <draw:line draw:style-name="gr7" draw:text-style-name="P1" draw:layer="layout" svg:x1="6.712cm" svg:y1="16.764cm" svg:x2="6.712cm" svg:y2="12.192cm">
          <text:p/>
        </draw:line>
        <draw:line draw:style-name="gr6" draw:text-style-name="P1" draw:layer="layout" svg:x1="8.058cm" svg:y1="15.749cm" svg:x2="8.058cm" svg:y2="12.446cm">
          <text:p/>
        </draw:line>
        <draw:line draw:style-name="gr7" draw:text-style-name="P1" draw:layer="layout" svg:x1="7.712cm" svg:y1="16.764cm" svg:x2="7.712cm" svg:y2="12.192cm">
          <text:p/>
        </draw:line>
        <draw:line draw:style-name="gr6" draw:text-style-name="P1" draw:layer="layout" svg:x1="9.058cm" svg:y1="15.749cm" svg:x2="9.058cm" svg:y2="12.446cm">
          <text:p/>
        </draw:line>
        <draw:line draw:style-name="gr7" draw:text-style-name="P1" draw:layer="layout" svg:x1="8.712cm" svg:y1="16.764cm" svg:x2="8.712cm" svg:y2="12.192cm">
          <text:p/>
        </draw:line>
        <draw:custom-shape draw:style-name="gr12" draw:text-style-name="P1" draw:layer="layout" svg:width="0.254cm" svg:height="0.254cm" svg:x="12.187cm" svg:y="14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2.187cm" svg:y="13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1.725cm" svg:y="12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7.366cm" svg:y1="14.224cm" svg:x2="12.345cm" svg:y2="14.224cm">
          <text:p/>
        </draw:line>
        <draw:line draw:style-name="gr11" draw:text-style-name="P1" draw:layer="layout" svg:x1="7.366cm" svg:y1="14.224cm" svg:x2="7.366cm" svg:y2="12.446cm">
          <text:p/>
        </draw:line>
        <draw:line draw:style-name="gr11" draw:text-style-name="P1" draw:layer="layout" svg:x1="12.345cm" svg:y1="14.478cm" svg:x2="12.345cm" svg:y2="14.224cm">
          <text:p/>
        </draw:line>
        <draw:line draw:style-name="gr11" draw:text-style-name="P1" draw:layer="layout" svg:x1="8.382cm" svg:y1="13.716cm" svg:x2="12.346cm" svg:y2="13.716cm">
          <text:p/>
        </draw:line>
        <draw:line draw:style-name="gr11" draw:text-style-name="P1" draw:layer="layout" svg:x1="8.382cm" svg:y1="13.716cm" svg:x2="8.382cm" svg:y2="12.446cm">
          <text:p/>
        </draw:line>
        <draw:line draw:style-name="gr11" draw:text-style-name="P1" draw:layer="layout" svg:x1="9.398cm" svg:y1="13.222cm" svg:x2="11.838cm" svg:y2="13.222cm">
          <text:p/>
        </draw:line>
        <draw:line draw:style-name="gr11" draw:text-style-name="P1" draw:layer="layout" svg:x1="9.398cm" svg:y1="13.208cm" svg:x2="9.398cm" svg:y2="12.446cm">
          <text:p/>
        </draw:line>
        <draw:line draw:style-name="gr11" draw:text-style-name="P1" draw:layer="layout" svg:x1="12.346cm" svg:y1="13.619cm" svg:x2="12.346cm" svg:y2="13.716cm">
          <text:p/>
        </draw:line>
        <draw:frame draw:style-name="gr5" draw:text-style-name="P3" draw:layer="layout" svg:width="2.378cm" svg:height="0.729cm" draw:transform="rotate (1.5707963267949) translate (20.22cm 12.198cm)">
          <draw:text-box>
            <text:p text:style-name="P1"><text:span text:style-name="T2">LED strip</text:span></text:p>
          </draw:text-box>
        </draw:frame>
        <draw:custom-shape draw:style-name="gr13" draw:text-style-name="P1" draw:layer="layout" svg:width="0.552cm" svg:height="0.268cm" svg:x="9.552cm" svg:y="13.07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552cm" svg:height="0.268cm" svg:x="9.552cm" svg:y="13.56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552cm" svg:height="0.268cm" svg:x="9.552cm" svg:y="14.05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298cm" svg:height="0.522cm" svg:x="8.936cm" svg:y="12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298cm" svg:height="0.522cm" svg:x="7.92cm" svg:y="12.68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298cm" svg:height="0.522cm" svg:x="6.904cm" svg:y="12.6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9.058cm" svg:y1="12.446cm" svg:x2="9.398cm" svg:y2="12.446cm">
          <text:p/>
        </draw:line>
        <draw:line draw:style-name="gr11" draw:text-style-name="P1" draw:layer="layout" svg:x1="8.058cm" svg:y1="12.446cm" svg:x2="8.398cm" svg:y2="12.446cm">
          <text:p/>
        </draw:line>
        <draw:line draw:style-name="gr11" draw:text-style-name="P1" draw:layer="layout" svg:x1="7.058cm" svg:y1="12.446cm" svg:x2="7.058cm" svg:y2="12.192cm">
          <text:p/>
        </draw:line>
        <draw:line draw:style-name="gr11" draw:text-style-name="P1" draw:layer="layout" svg:x1="9.058cm" svg:y1="12.446cm" svg:x2="9.058cm" svg:y2="12.192cm">
          <text:p/>
        </draw:line>
        <draw:line draw:style-name="gr11" draw:text-style-name="P1" draw:layer="layout" svg:x1="8.058cm" svg:y1="12.446cm" svg:x2="8.058cm" svg:y2="12.192cm">
          <text:p/>
        </draw:line>
        <draw:line draw:style-name="gr11" draw:text-style-name="P1" draw:layer="layout" svg:x1="7.058cm" svg:y1="12.446cm" svg:x2="7.366cm" svg:y2="12.446cm">
          <text:p/>
        </draw:line>
        <draw:line draw:style-name="gr7" draw:text-style-name="P1" draw:layer="layout" svg:x1="6.712cm" svg:y1="12.192cm" svg:x2="7.112cm" svg:y2="11.938cm">
          <text:p/>
        </draw:line>
        <draw:line draw:style-name="gr7" draw:text-style-name="P1" draw:layer="layout" svg:x1="7.712cm" svg:y1="12.192cm" svg:x2="8.112cm" svg:y2="11.938cm">
          <text:p/>
        </draw:line>
        <draw:line draw:style-name="gr7" draw:text-style-name="P1" draw:layer="layout" svg:x1="8.712cm" svg:y1="12.192cm" svg:x2="9.112cm" svg:y2="11.938cm">
          <text:p/>
        </draw:line>
        <draw:frame draw:style-name="gr15" draw:text-style-name="P2" draw:layer="layout" svg:width="2.032cm" svg:height="0.493cm" draw:transform="rotate (1.5700981950941) translate (9.058cm 12.192cm)">
          <draw:text-box>
            <text:p text:style-name="P1"><text:span text:style-name="T1">Right button</text:span></text:p>
          </draw:text-box>
        </draw:frame>
        <draw:frame draw:style-name="gr15" draw:text-style-name="P2" draw:layer="layout" svg:width="2.033cm" svg:height="0.493cm" draw:transform="rotate (1.5700981950941) translate (8.059cm 12.193cm)">
          <draw:text-box>
            <text:p text:style-name="P1"><text:span text:style-name="T1">Return button</text:span></text:p>
          </draw:text-box>
        </draw:frame>
        <draw:frame draw:style-name="gr15" draw:text-style-name="P2" draw:layer="layout" svg:width="1.524cm" svg:height="0.493cm" draw:transform="rotate (1.5700981950941) translate (7.06cm 12.194cm)">
          <draw:text-box>
            <text:p text:style-name="P1"><text:span text:style-name="T1">Left button</text:span></text:p>
          </draw:text-box>
        </draw:frame>
        <draw:frame draw:style-name="gr5" draw:text-style-name="P3" draw:layer="layout" svg:width="2.632cm" svg:height="1.207cm" svg:x="13.716cm" svg:y="11.684cm">
          <draw:text-box>
            <text:p text:style-name="P1"><text:span text:style-name="T2">Raspberry Pi</text:span></text:p>
          </draw:text-box>
        </draw:frame>
        <draw:line draw:style-name="gr16" draw:text-style-name="P1" draw:layer="layout" svg:x1="5.842cm" svg:y1="13.97cm" svg:x2="7.058cm" svg:y2="12.954cm">
          <text:p/>
        </draw:line>
        <draw:frame draw:style-name="gr4" draw:text-style-name="P2" draw:layer="layout" svg:width="1.399cm" svg:height="0.493cm" svg:x="4.951cm" svg:y="13.985cm">
          <draw:text-box>
            <text:p text:style-name="P1"><text:span text:style-name="T1">10kOhm</text:span></text:p>
          </draw:text-box>
        </draw:frame>
        <draw:line draw:style-name="gr16" draw:text-style-name="P1" draw:layer="layout" svg:x1="9.906cm" svg:y1="13.222cm" svg:x2="10.274cm" svg:y2="12.446cm">
          <text:p/>
        </draw:line>
        <draw:frame draw:style-name="gr4" draw:text-style-name="P2" draw:layer="layout" svg:width="1.399cm" svg:height="0.493cm" svg:x="9.752cm" svg:y="12.085cm">
          <draw:text-box>
            <text:p text:style-name="P1"><text:span text:style-name="T1">1kOhm</text:span></text:p>
          </draw:text-box>
        </draw:frame>
        <presentation:notes draw:style-name="dp2">
          <draw:page-thumbnail draw:style-name="gr1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rnd </meta:initial-creator>
    <meta:creation-date>2015-10-12T23:04:29.467797368</meta:creation-date>
    <dc:date>2015-12-12T01:40:48.779708980</dc:date>
    <dc:creator>bernd </dc:creator>
    <meta:editing-duration>PT48M16S</meta:editing-duration>
    <meta:editing-cycles>20</meta:editing-cycles>
    <meta:generator>LibreOffice/4.2.8.2$Linux_X86_64 LibreOffice_project/420m0$Build-2</meta:generator>
    <meta:document-statistic meta:object-count="132"/>
  </office:meta>
</office:document-meta>
</file>